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40pt"/>
    </style:style>
    <style:style style:name="T1" style:family="text">
      <style:text-properties fo:font-size="27pt"/>
    </style:style>
    <style:style style:name="T2" style:family="text">
      <style:text-properties fo:color="#666666" loext:opacity="100%"/>
    </style:style>
    <style:style style:name="T3" style:family="text">
      <style:text-properties fo:font-size="166.800003051758pt" style:font-size-asian="166.800003051758pt" style:font-size-complex="166.800003051758pt"/>
    </style:style>
    <style:style style:name="T4" style:family="text">
      <style:text-properties fo:font-size="108.400001525879pt" style:font-size-asian="108.400001525879pt" style:font-size-complex="108.400001525879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>2GA3 Tutorial #9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DATE: November 19th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Quick Stuff</text:p>
          </draw:text-box>
        </draw:frame>
        <draw:frame presentation:style-name="pr5" draw:text-style-name="P1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>Everyone’s asking: ‘‘When will you post tutorial #7 slides?’’</text:p>
                <text:list>
                  <text:list-item>
                    <text:p>Answer: In ~1 day (tomorrow)</text:p>
                  </text:list-item>
                </text:list>
              </text:list-item>
              <text:list-item>
                <text:p>Tutorial #8 slides will (also) be posted tomorrow</text:p>
                <text:list>
                  <text:list-item>
                    <text:p>Why the delay?</text:p>
                    <text:list>
                      <text:list-item>
                        <text:p>Busy week</text:p>
                      </text:list-item>
                      <text:list-item>
                        <text:p>LibreOffice being a pain</text:p>
                      </text:list-item>
                      <text:list-item>
                        <text:p>I decided to sleep in this morning</text:p>
                        <text:list>
                          <text:list-item>
                            <text:p><text:span text:style-name="T2">Thanks Liam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3.507cm" svg:x="1.397cm" svg:y="0.336cm" presentation:class="title" presentation:user-transformed="true">
          <draw:text-box>
            <text:p text:style-name="P1">Review Questions</text:p>
          </draw:text-box>
        </draw:frame>
        <draw:frame presentation:style-name="pr8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No time</text:p>
                <text:list>
                  <text:list-item>
                    <text:p text:style-name="P1">I’ll add questions (and answers) in later, and you can review them on your own</text:p>
                  </text:list-item>
                </text:list>
              </text:list-item>
              <text:list-item>
                <text:p text:style-name="P1">Should I double the difficulty of review questions? Or leave them as is?</text:p>
                <text:list>
                  <text:list-item>
                    <text:p text:style-name="P1">Thoughts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3">Listen Carefull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6.255cm" svg:x="1.397cm" svg:y="2.338cm" presentation:class="subtitle" presentation:user-transformed="true">
          <draw:text-box>
            <text:p text:style-name="P1"><text:span text:style-name="T4">Questions?</text:span></text:p>
            <text:p text:style-name="P1"><text:span text:style-name="T4">Comments?</text:span></text:p>
            <text:p text:style-name="P1"><text:span text:style-name="T4">Concer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3">Learning</text:span></text:p>
            <text:p text:style-name="P1"><text:span text:style-name="T3">Time</text:span></text:p>
            <text:p text:style-name="P1"><text:span text:style-name="T5">(Straighten Up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5.199cm" svg:height="16.255cm" svg:x="1.397cm" svg:y="2.336cm" presentation:class="subtitle" presentation:user-transformed="true">
          <draw:text-box>
            <text:p text:style-name="P1"><text:span text:style-name="T6">THE 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667cm" svg:x="1.5cm" svg:y="0.333cm" presentation:class="title" presentation:placeholder="true">
        <draw:text-box/>
      </draw:frame>
      <draw:frame presentation:style-name="Vivid1_5f_-outline1" draw:layer="backgroundobjects" svg:width="25cm" svg:height="13cm" svg:x="1.5cm" svg:y="5.333cm" presentation:class="outline" presentation:placeholder="true">
        <draw:text-box/>
      </draw:frame>
      <draw:frame presentation:style-name="Mpr10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11T17:46:37.331013177</meta:creation-date>
    <meta:editing-duration>PT15H6M10S</meta:editing-duration>
    <meta:editing-cycles>114</meta:editing-cycles>
    <meta:generator>LibreOffice/7.2.1.2$MacOSX_X86_64 LibreOffice_project/87b77fad49947c1441b67c559c339af8f3517e22</meta:generator>
    <dc:title>Vivid</dc:title>
    <dc:date>2021-11-17T05:04:58.871000299</dc:date>
    <meta:document-statistic meta:object-count="80"/>
  </office:meta>
</office:document-meta>
</file>